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2" style:family="table">
      <style:table-properties style:width="19.001cm" fo:break-before="auto" fo:break-after="auto" table:align="margins"/>
    </style:style>
    <style:style style:name="Таблица2.A" style:family="table-column">
      <style:table-column-properties style:column-width="5.318cm" style:rel-column-width="3015*"/>
    </style:style>
    <style:style style:name="Таблица2.B" style:family="table-column">
      <style:table-column-properties style:column-width="13.682cm" style:rel-column-width="7757*"/>
    </style:style>
    <style:style style:name="Таблица2.A1" style:family="table-cell">
      <style:table-cell-properties style:vertical-align="bottom" fo:padding="0.101cm" fo:border="none"/>
    </style:style>
    <style:style style:name="Таблица2.B1" style:family="table-cell">
      <style:table-cell-properties fo:padding="0.101cm" fo:border="none"/>
    </style:style>
    <style:style style:name="Таблица2.A2" style:family="table-cell">
      <style:table-cell-properties style:vertical-align="" fo:padding="0.101cm" fo:border="none"/>
    </style:style>
    <style:style style:name="Таблица2.A4" style:family="table-cell">
      <style:table-cell-properties style:vertical-align="" fo:padding="0.101cm" fo:border-left="none" fo:border-right="none" fo:border-top="none" fo:border-bottom="0.002cm solid #000000"/>
    </style:style>
    <style:style style:name="Таблица2.B4" style:family="table-cell">
      <style:table-cell-properties fo:padding="0.101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4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language="en" fo:country="US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language="ru" fo:country="RU"/>
    </style:style>
    <style:style style:name="T9" style:family="text">
      <style:text-properties style:font-name="Cambria"/>
    </style:style>
    <style:style style:name="T10" style:family="text">
      <style:text-properties style:font-name="Cambria" style:font-name-asian="Times New Roman2" style:font-name-complex="Times New Roman2"/>
    </style:style>
    <style:style style:name="T11" style:family="text">
      <style:text-properties style:font-name="Cambria" fo:font-size="14pt" fo:language="ru" fo:country="RU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text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draw:frame draw:style-name="fr1" draw:name="Графический объект2" text:anchor-type="as-char" svg:width="0.85cm" svg:height="0.85cm" draw:z-index="0"><draw:image xlink:href="../images/3050.png" xlink:type="simple" xlink:show="embed" xlink:actuate="onLoad"/></draw:frame></text:p>
          </table:table-cell>
          <table:table-cell table:style-name="Таблица2.B1" office:value-type="string">
            <text:h text:style-name="P9" text:outline-level="1">Запись по условию</text:h>
          </table:table-cell>
        </table:table-row>
        <table:table-row>
          <table:table-cell table:style-name="Таблица2.A2" office:value-type="string">
            <text:p text:style-name="P7">в палитре</text:p>
          </table:table-cell>
          <table:table-cell table:style-name="Таблица2.B1" office:value-type="string">
            <text:p text:style-name="P4">| <text:span text:style-name="T8">векторизован </text:span>| C<text:span text:style-name="T8">и </text:span>|</text:p>
          </table:table-cell>
        </table:table-row>
        <table:table-row>
          <table:table-cell table:style-name="Таблица2.A1" office:value-type="string">
            <text:p text:style-name="P6"><draw:frame draw:style-name="fr2" draw:name="Графический объект3" text:anchor-type="as-char" svg:width="4.369cm" svg:height="1.769cm" draw:z-index="1"><draw:image xlink:href="../images/3050s.png" xlink:type="simple" xlink:show="embed" xlink:actuate="onLoad"/></draw:frame></text:p>
          </table:table-cell>
          <table:table-cell table:style-name="Таблица2.B1" office:value-type="string">
            <text:p text:style-name="P3"/>
          </table:table-cell>
        </table:table-row>
        <table:table-row>
          <table:table-cell table:style-name="Таблица2.A4" office:value-type="string">
            <text:p text:style-name="P7">на схеме</text:p>
          </table:table-cell>
          <table:table-cell table:style-name="Таблица2.B4" office:value-type="string">
            <text:p text:style-name="P3"/>
          </table:table-cell>
        </table:table-row>
        <table:table-row>
          <table:table-cell table:style-name="Таблица2.B1" table:number-columns-spanned="2" office:value-type="string">
            <text:p text:style-name="P3"><text:span text:style-name="T5">На выход блока передаются входные значения </text:span><text:span text:style-name="T7">(</text:span><text:span text:style-name="T5">со входа </text:span><text:span text:style-name="T7">X)</text:span><text:span text:style-name="T5">, если выполняется условие (если есть логический сигнал на входе IF), иначе на выход передаются сигналы, заданные в свойстве блока.</text:span></text:p>
            <text:p text:style-name="P2"><text:span text:style-name="T9">Блок </text:span><text:span text:style-name="T10">представляет</text:span><text:span text:style-name="T9"> собой субмодель, внутри которой содержится блок </text:span><text:span text:style-name="T11">типа </text:span><text:a xlink:type="simple" xlink:href="../../odt/85.htm#Графический%20объект1%7Cgraphic" text:style-name="Internet_20_link" text:visited-style-name="Visited_20_Internet_20_Link"><text:span text:style-name="T9">«Ключ-3»</text:span></text:a><text:span text:style-name="T11">.</text:span><text:span text:style-name="T9">. Для того чтобы посмотреть структуру блока – нажмите правой кнопкой «Действия» &gt; «Войти в субмодель».</text:span></text:p>
            <text:p text:style-name="P3">Блок <text:span text:style-name="T4">векторизован</text:span> и реализует функцию управляемого ключа по алгоритму:</text:p>
            <text:p text:style-name="P5"><draw:frame draw:style-name="fr3" draw:name="Object1" text:anchor-type="as-char" svg:width="7.848cm" svg:height="1.496cm" draw:z-index="2"><draw:object xlink:href="./Object 6" xlink:type="simple" xlink:show="embed" xlink:actuate="onLoad"/><draw:image xlink:href="./ObjectReplacements/Object 6" xlink:type="simple" xlink:show="embed" xlink:actuate="onLoad"/><svg:desc>formula</svg:desc></draw:frame>,</text:p>
            <text:p text:style-name="P3">где<draw:frame draw:style-name="fr3" draw:name="Объект2" text:anchor-type="as-char" svg:width="1.397cm" svg:height="0.621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">–</text:span> вектор <text:span text:style-name="T1">управляющих</text:span> сигналов на 1-ом входе блока;<draw:frame draw:style-name="fr3" draw:name="Объект3" text:anchor-type="as-char" svg:width="1.332cm" svg:height="0.621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T1">–</text:span> вектор входных сигналов на 2-ом входе блока; <text:span text:style-name="T13">y(t)</text:span><text:span text:style-name="T12"> </text:span><text:span text:style-name="T1">–</text:span> вектор сигналов на выходе.</text:p>
            <text:p text:style-name="P3"><text:span text:style-name="T3">Свойство</text:span><text:span text:style-name="T2">:</text:span></text:p>
            <text:list xml:id="list103015103937850702" text:style-name="L1">
              <text:list-item>
                <text:p text:style-name="P8">Список <text:span text:style-name="T1">сигналов</text:span> – перечень переменных, используемых в качестве вектора <text:span text:style-name="T13">a(t)</text:span>. Список состоит из нескольких имен переменных, записываемых построчно (одна строка — одна переменная)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ись по условию</dc:title>
    <dc:date>2014-12-16T12:28:12.89</dc:date>
    <meta:generator>OpenOffice/4.1.1$Win32 OpenOffice.org_project/411m6$Build-9775</meta:generator>
    <meta:editing-duration>PT1H3M55S</meta:editing-duration>
    <meta:editing-cycles>36</meta:editing-cycles>
    <meta:document-statistic meta:table-count="1" meta:image-count="2" meta:object-count="3" meta:page-count="1" meta:paragraph-count="13" meta:word-count="123" meta:character-count="820"/>
  </office:meta>
</office:document-meta>
</file>

<file path=Object 2/content.xml><?xml version="1.0" encoding="utf-8"?>
<math xmlns="http://www.w3.org/1998/Math/MathML">
  <semantics>
    <mrow>
      <msub>
        <mi>x</mi>
        <mi mathvariant="italic">IF</mi>
      </msub>
      <mrow>
        <mo stretchy="false">(</mo>
        <mrow>
          <mi>t</mi>
        </mrow>
        <mo stretchy="false">)</mo>
      </mrow>
    </mrow>
    <annotation encoding="StarMath 5.0">x_IF(t)</annotation>
  </semantics>
</math>
</file>

<file path=Object 3/content.xml><?xml version="1.0" encoding="utf-8"?>
<math xmlns="http://www.w3.org/1998/Math/MathML">
  <semantics>
    <mrow>
      <msub>
        <mi>x</mi>
        <mi>X</mi>
      </msub>
      <mrow>
        <mo stretchy="false">(</mo>
        <mrow>
          <mi>t</mi>
        </mrow>
        <mo stretchy="false">)</mo>
      </mrow>
    </mrow>
    <annotation encoding="StarMath 5.0">x_X(t)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a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row>
                        <mi mathvariant="italic">IF</mi>
                        <mi>,</mi>
                        <mi>i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,5</mn>
                    </mrow>
                    <mi>,</mi>
                  </mrow>
                </mtd>
              </mtr>
              <mtr>
                <mtd>
                  <mrow>
                    <msub>
                      <mi>x</mi>
                      <mrow>
                        <mi>X</mi>
                        <mi>,</mi>
                        <mi>i</mi>
                      </mrow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row>
                        <mi mathvariant="italic">IF</mi>
                        <mi>,</mi>
                        <mi>i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0,5</mn>
                    </mrow>
                    <mi>;</mi>
                  </mrow>
                </mtd>
              </mtr>
            </mtable>
          </mrow>
        </mrow>
      </mrow>
    </mrow>
    <annotation encoding="StarMath 5.0">y_i(t) = left lbrace stack{
alignl a_i(t), ~~~~ если~ x_{IF,i}(t) &lt; 0,5 , #
alignl x_{X,i}(t), ~ если~ x_{IF,i}(t) &gt;= 0,5;  }
right none
</annotation>
  </semantics>
</math>
</file>